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3bf" officeooo:paragraph-rsid="001c93bf"/>
    </style:style>
    <style:style style:name="P2" style:family="paragraph" style:parent-style-name="Standard">
      <style:text-properties officeooo:rsid="001e53a3" officeooo:paragraph-rsid="001e5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1</text:p>
      <text:p text:style-name="P1"/>
      <text:p text:style-name="P1"><text:s/>I used the merge sort algorithm because in best, average, and worst case this algorithm runs O(nlog(n)). </text:p>
      <text:p text:style-name="P1">This is because it always has to split the array in half and then recursively call merge on each half. </text:p>
      <text:p text:style-name="P1"/>
      <text:p text:style-name="P2">Mergesort is an inplace sort because it doesn’t swap elements that are already in sorted order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38:57.848112099</meta:creation-date>
    <dc:date>2018-11-02T18:36:26.272110924</dc:date>
    <meta:editing-duration>PT57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4" meta:character-count="313" meta:non-whitespace-character-count="259"/>
  </office:meta>
</office:document-meta>
</file>